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808080" draw:marker-start-width="0.01cm" draw:marker-end-width="0.01cm" draw:fill-color="#ff66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808080" draw:marker-start-width="0.01cm" draw:marker-end-width="0.01cm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cm" svg:stroke-color="#808080" draw:marker-start-width="0.01cm" draw:marker-end-width="0.01cm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3cm" svg:stroke-color="#000000" draw:marker-start="Arrow" draw:marker-start-width="0.16cm" draw:marker-end="Arrow" draw:marker-end-width="0.16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ffff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75cm" svg:height="0.574cm" svg:x="9.605cm" svg:y="2.04cm">
          <text:p text:style-name="P1"><text:span text:style-name="T1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3cm" svg:y1="3.189cm" svg:x2="9.893cm" svg:y2="2.614cm">
          <text:p/>
        </draw:line>
        <draw:custom-shape draw:style-name="gr1" draw:text-style-name="P2" draw:layer="layout" svg:width="0.574cm" svg:height="0.574cm" svg:x="10.755cm" svg:y="2.04cm">
          <text:p text:style-name="P1"><text:span text:style-name="T1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9.605cm" svg:y="3.189cm">
          <text:p text:style-name="P1"><text:span text:style-name="T1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4cm" svg:y="3.189cm">
          <text:p text:style-name="P1"><text:span text:style-name="T1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5cm" svg:height="0.574cm" svg:x="10.769cm" svg:y="3.204cm">
          <text:p text:style-name="P1"><text:span text:style-name="T1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5cm" svg:height="0.574cm" svg:x="11.904cm" svg:y="2.04cm">
          <text:p text:style-name="P1"><text:span text:style-name="T1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4cm" svg:y="3.189cm">
          <text:p text:style-name="P1"><text:span text:style-name="T1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4cm" svg:height="0.574cm" svg:x="13.054cm" svg:y="2.04cm">
          <text:p text:style-name="P1"><text:span text:style-name="T1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9.605cm" svg:y="4.339cm">
          <text:p text:style-name="P1"><text:span text:style-name="T1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4cm" svg:x="10.755cm" svg:y="4.339cm">
          <text:p text:style-name="P1"><text:span text:style-name="T1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5cm" svg:height="0.575cm" svg:x="9.605cm" svg:y="5.488cm">
          <text:p text:style-name="P3"><text:span text:style-name="T2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4cm" svg:y="5.488cm">
          <text:p text:style-name="P1"><text:span text:style-name="T1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0.755cm" svg:y="5.488cm">
          <text:p text:style-name="P1"><text:span text:style-name="T1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11.904cm" svg:y="4.339cm">
          <text:p text:style-name="P1"><text:span text:style-name="T1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4cm" svg:y="5.488cm">
          <text:p text:style-name="P1"><text:span text:style-name="T1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4cm" svg:height="0.574cm" svg:x="13.054cm" svg:y="4.339cm">
          <text:p text:style-name="P1"><text:span text:style-name="T1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893cm" svg:y1="2.04cm" svg:x2="9.893cm" svg:y2="1.81cm">
          <text:p/>
        </draw:line>
        <draw:line draw:style-name="gr2" draw:text-style-name="P2" draw:layer="layout" svg:x1="9.893cm" svg:y1="5.488cm" svg:x2="9.893cm" svg:y2="4.913cm">
          <text:p/>
        </draw:line>
        <draw:line draw:style-name="gr2" draw:text-style-name="P2" draw:layer="layout" svg:x1="9.893cm" svg:y1="4.339cm" svg:x2="9.893cm" svg:y2="3.764cm">
          <text:p/>
        </draw:line>
        <draw:line draw:style-name="gr2" draw:text-style-name="P2" draw:layer="layout" svg:x1="11.042cm" svg:y1="3.189cm" svg:x2="11.042cm" svg:y2="2.614cm">
          <text:p/>
        </draw:line>
        <draw:line draw:style-name="gr6" draw:text-style-name="P2" draw:layer="layout" svg:x1="11.042cm" svg:y1="2.04cm" svg:x2="11.042cm" svg:y2="1.81cm">
          <text:p/>
        </draw:line>
        <draw:line draw:style-name="gr2" draw:text-style-name="P2" draw:layer="layout" svg:x1="11.042cm" svg:y1="5.488cm" svg:x2="11.042cm" svg:y2="4.913cm">
          <text:p/>
        </draw:line>
        <draw:line draw:style-name="gr2" draw:text-style-name="P2" draw:layer="layout" svg:x1="11.042cm" svg:y1="4.339cm" svg:x2="11.042cm" svg:y2="3.764cm">
          <text:p/>
        </draw:line>
        <draw:line draw:style-name="gr2" draw:text-style-name="P2" draw:layer="layout" svg:x1="12.191cm" svg:y1="3.189cm" svg:x2="12.191cm" svg:y2="2.614cm">
          <text:p/>
        </draw:line>
        <draw:line draw:style-name="gr6" draw:text-style-name="P2" draw:layer="layout" svg:x1="12.191cm" svg:y1="2.04cm" svg:x2="12.191cm" svg:y2="1.81cm">
          <text:p/>
        </draw:line>
        <draw:line draw:style-name="gr2" draw:text-style-name="P2" draw:layer="layout" svg:x1="12.191cm" svg:y1="5.488cm" svg:x2="12.191cm" svg:y2="4.913cm">
          <text:p/>
        </draw:line>
        <draw:line draw:style-name="gr2" draw:text-style-name="P2" draw:layer="layout" svg:x1="12.191cm" svg:y1="4.339cm" svg:x2="12.191cm" svg:y2="3.764cm">
          <text:p/>
        </draw:line>
        <draw:line draw:style-name="gr2" draw:text-style-name="P2" draw:layer="layout" svg:x1="13.341cm" svg:y1="3.189cm" svg:x2="13.341cm" svg:y2="2.614cm">
          <text:p/>
        </draw:line>
        <draw:line draw:style-name="gr6" draw:text-style-name="P2" draw:layer="layout" svg:x1="13.341cm" svg:y1="2.04cm" svg:x2="13.341cm" svg:y2="1.81cm">
          <text:p/>
        </draw:line>
        <draw:line draw:style-name="gr2" draw:text-style-name="P2" draw:layer="layout" svg:x1="13.341cm" svg:y1="5.488cm" svg:x2="13.341cm" svg:y2="4.913cm">
          <text:p/>
        </draw:line>
        <draw:line draw:style-name="gr2" draw:text-style-name="P2" draw:layer="layout" svg:x1="13.341cm" svg:y1="4.339cm" svg:x2="13.341cm" svg:y2="3.764cm">
          <text:p/>
        </draw:line>
        <draw:line draw:style-name="gr2" draw:text-style-name="P2" draw:layer="layout" svg:x1="10.18cm" svg:y1="5.775cm" svg:x2="10.755cm" svg:y2="5.775cm">
          <text:p/>
        </draw:line>
        <draw:line draw:style-name="gr2" draw:text-style-name="P2" draw:layer="layout" svg:x1="10.18cm" svg:y1="4.626cm" svg:x2="10.755cm" svg:y2="4.626cm">
          <text:p/>
        </draw:line>
        <draw:line draw:style-name="gr2" draw:text-style-name="P2" draw:layer="layout" svg:x1="10.18cm" svg:y1="3.477cm" svg:x2="10.755cm" svg:y2="3.477cm">
          <text:p/>
        </draw:line>
        <draw:line draw:style-name="gr2" draw:text-style-name="P2" draw:layer="layout" svg:x1="10.18cm" svg:y1="2.327cm" svg:x2="10.755cm" svg:y2="2.327cm">
          <text:p/>
        </draw:line>
        <draw:line draw:style-name="gr2" draw:text-style-name="P2" draw:layer="layout" svg:x1="11.329cm" svg:y1="5.775cm" svg:x2="11.904cm" svg:y2="5.775cm">
          <text:p/>
        </draw:line>
        <draw:line draw:style-name="gr2" draw:text-style-name="P2" draw:layer="layout" svg:x1="11.329cm" svg:y1="4.626cm" svg:x2="11.904cm" svg:y2="4.626cm">
          <text:p/>
        </draw:line>
        <draw:line draw:style-name="gr2" draw:text-style-name="P2" draw:layer="layout" svg:x1="11.329cm" svg:y1="3.477cm" svg:x2="11.904cm" svg:y2="3.477cm">
          <text:p/>
        </draw:line>
        <draw:line draw:style-name="gr2" draw:text-style-name="P2" draw:layer="layout" svg:x1="11.329cm" svg:y1="2.327cm" svg:x2="11.904cm" svg:y2="2.327cm">
          <text:p/>
        </draw:line>
        <draw:line draw:style-name="gr2" draw:text-style-name="P2" draw:layer="layout" svg:x1="12.479cm" svg:y1="5.775cm" svg:x2="13.054cm" svg:y2="5.775cm">
          <text:p/>
        </draw:line>
        <draw:line draw:style-name="gr2" draw:text-style-name="P2" draw:layer="layout" svg:x1="12.479cm" svg:y1="4.626cm" svg:x2="13.054cm" svg:y2="4.626cm">
          <text:p/>
        </draw:line>
        <draw:line draw:style-name="gr2" draw:text-style-name="P2" draw:layer="layout" svg:x1="12.479cm" svg:y1="3.477cm" svg:x2="13.054cm" svg:y2="3.477cm">
          <text:p/>
        </draw:line>
        <draw:line draw:style-name="gr2" draw:text-style-name="P2" draw:layer="layout" svg:x1="12.479cm" svg:y1="2.327cm" svg:x2="13.054cm" svg:y2="2.327cm">
          <text:p/>
        </draw:line>
        <draw:line draw:style-name="gr2" draw:text-style-name="P2" draw:layer="layout" svg:x1="9.318cm" svg:y1="2.327cm" svg:x2="9.605cm" svg:y2="2.327cm">
          <text:p/>
        </draw:line>
        <draw:line draw:style-name="gr2" draw:text-style-name="P2" draw:layer="layout" svg:x1="13.341cm" svg:y1="6.35cm" svg:x2="13.341cm" svg:y2="6.063cm">
          <text:p/>
        </draw:line>
        <draw:line draw:style-name="gr6" draw:text-style-name="P2" draw:layer="layout" svg:x1="13.858cm" svg:y1="2.327cm" svg:x2="13.628cm" svg:y2="2.327cm">
          <text:p/>
        </draw:line>
        <draw:line draw:style-name="gr6" draw:text-style-name="P2" draw:layer="layout" svg:x1="13.858cm" svg:y1="3.477cm" svg:x2="13.628cm" svg:y2="3.477cm">
          <text:p/>
        </draw:line>
        <draw:line draw:style-name="gr6" draw:text-style-name="P2" draw:layer="layout" svg:x1="13.858cm" svg:y1="4.626cm" svg:x2="13.628cm" svg:y2="4.626cm">
          <text:p/>
        </draw:line>
        <draw:line draw:style-name="gr6" draw:text-style-name="P2" draw:layer="layout" svg:x1="13.858cm" svg:y1="5.775cm" svg:x2="13.628cm" svg:y2="5.775cm">
          <text:p/>
        </draw:line>
        <draw:line draw:style-name="gr2" draw:text-style-name="P2" draw:layer="layout" svg:x1="12.191cm" svg:y1="6.35cm" svg:x2="12.191cm" svg:y2="6.063cm">
          <text:p/>
        </draw:line>
        <draw:line draw:style-name="gr2" draw:text-style-name="P2" draw:layer="layout" svg:x1="11.042cm" svg:y1="6.35cm" svg:x2="11.042cm" svg:y2="6.063cm">
          <text:p/>
        </draw:line>
        <draw:line draw:style-name="gr2" draw:text-style-name="P2" draw:layer="layout" svg:x1="9.893cm" svg:y1="6.35cm" svg:x2="9.893cm" svg:y2="6.063cm">
          <text:p/>
        </draw:line>
        <draw:line draw:style-name="gr2" draw:text-style-name="P2" draw:layer="layout" svg:x1="9.318cm" svg:y1="3.477cm" svg:x2="9.605cm" svg:y2="3.477cm">
          <text:p/>
        </draw:line>
        <draw:line draw:style-name="gr2" draw:text-style-name="P2" draw:layer="layout" svg:x1="9.318cm" svg:y1="4.626cm" svg:x2="9.605cm" svg:y2="4.626cm">
          <text:p/>
        </draw:line>
        <draw:line draw:style-name="gr2" draw:text-style-name="P2" draw:layer="layout" svg:x1="9.318cm" svg:y1="5.775cm" svg:x2="9.605cm" svg:y2="5.775cm">
          <text:p/>
        </draw:line>
        <draw:line draw:style-name="gr7" draw:text-style-name="P2" draw:layer="layout" svg:x1="12.594cm" svg:y1="6.35cm" svg:x2="12.594cm" svg:y2="1.81cm">
          <text:p/>
        </draw:line>
        <draw:path draw:style-name="gr8" draw:text-style-name="P2" draw:layer="layout" svg:width="0.551cm" svg:height="0.374cm" draw:transform="skewX (0.825017137417719) rotate (1.1995647948957) translate (12.1914482564316cm 1.80988500788398cm)" svg:viewBox="0 0 552 375" svg:d="m0 0c554 0 552 375 552 375">
          <text:p/>
        </draw:path>
        <draw:path draw:style-name="gr8" draw:text-style-name="P2" draw:layer="layout" svg:width="0.551cm" svg:height="0.374cm" draw:transform="skewX (-0.82501713741772) rotate (1.94202785869409) translate (12.3916151659299cm 6.86431178404789cm)" svg:viewBox="0 0 552 375" svg:d="m552 0c-555 0-552 375-552 375">
          <text:p/>
        </draw:path>
        <draw:line draw:style-name="gr7" draw:text-style-name="P2" draw:layer="layout" svg:x1="13.743cm" svg:y1="6.35cm" svg:x2="13.743cm" svg:y2="1.81cm">
          <text:p/>
        </draw:line>
        <draw:path draw:style-name="gr8" draw:text-style-name="P2" draw:layer="layout" svg:width="0.554cm" svg:height="0.374cm" draw:transform="skewX (0.829205927622506) rotate (1.1995647948957) translate (13.3408735438501cm 1.80988500772432cm)" svg:viewBox="0 0 555 375" svg:d="m0 0c554 0 555 375 555 375">
          <text:p/>
        </draw:path>
        <draw:path draw:style-name="gr8" draw:text-style-name="P2" draw:layer="layout" svg:width="0.554cm" svg:height="0.374cm" draw:transform="skewX (-0.829205927622506) rotate (1.94202785869409) translate (13.5422825547728cm 6.86750254505142cm)" svg:viewBox="0 0 555 375" svg:d="m555 0c-555 0-555 375-555 375">
          <text:p/>
        </draw:path>
        <draw:line draw:style-name="gr7" draw:text-style-name="P2" draw:layer="layout" svg:x1="11.444cm" svg:y1="6.35cm" svg:x2="11.444cm" svg:y2="1.81cm">
          <text:p/>
        </draw:line>
        <draw:path draw:style-name="gr8" draw:text-style-name="P2" draw:layer="layout" svg:width="0.551cm" svg:height="0.374cm" draw:transform="skewX (0.825017137417719) rotate (1.1995647948957) translate (11.0420229690753cm 1.80988500788398cm)" svg:viewBox="0 0 552 375" svg:d="m0 0c554 0 552 375 552 375">
          <text:p/>
        </draw:path>
        <draw:path draw:style-name="gr8" draw:text-style-name="P2" draw:layer="layout" svg:width="0.551cm" svg:height="0.374cm" draw:transform="skewX (-0.825017137417719) rotate (1.94202785869409) translate (11.2421898785736cm 6.86431178404789cm)" svg:viewBox="0 0 552 375" svg:d="m552 0c-555 0-552 375-552 375">
          <text:p/>
        </draw:path>
        <draw:line draw:style-name="gr7" draw:text-style-name="P2" draw:layer="layout" svg:x1="10.295cm" svg:y1="6.35cm" svg:x2="10.295cm" svg:y2="1.81cm">
          <text:p/>
        </draw:line>
        <draw:path draw:style-name="gr8" draw:text-style-name="P2" draw:layer="layout" svg:width="0.554cm" svg:height="0.374cm" draw:transform="skewX (0.829205927622506) rotate (1.1995647948957) translate (9.89259768178109cm 1.80988500772432cm)" svg:viewBox="0 0 555 375" svg:d="m0 0c554 0 555 375 555 375">
          <text:p/>
        </draw:path>
        <draw:path draw:style-name="gr8" draw:text-style-name="P2" draw:layer="layout" svg:width="0.554cm" svg:height="0.374cm" draw:transform="skewX (-0.829205927622506) rotate (1.94202785869409) translate (10.0940066927039cm 6.86750254505142cm)" svg:viewBox="0 0 555 375" svg:d="m555 0c-555 0-555 375-555 375">
          <text:p/>
        </draw:path>
        <draw:line draw:style-name="gr7" draw:text-style-name="P2" draw:layer="layout" svg:x1="13.858cm" svg:y1="1.925cm" svg:x2="9.318cm" svg:y2="1.925cm">
          <text:p/>
        </draw:line>
        <draw:path draw:style-name="gr8" draw:text-style-name="P2" draw:layer="layout" svg:width="0.552cm" svg:height="0.373cm" draw:transform="skewX (0.825889802043717) rotate (2.76756859488741) translate (9.3178776280521cm 2.32712932596311cm)" svg:viewBox="0 0 553 374" svg:d="m0 0c553-2 553 374 553 374">
          <text:p/>
        </draw:path>
        <draw:path draw:style-name="gr8" draw:text-style-name="P2" draw:layer="layout" svg:width="0.553cm" svg:height="0.374cm" draw:transform="skewX (-0.828158730071309) rotate (-2.771582852167) translate (14.3747020347053cm 2.12675584604074cm)" svg:viewBox="0 0 554 375" svg:d="m554 0c-555 1-554 375-554 375">
          <text:p/>
        </draw:path>
        <draw:line draw:style-name="gr7" draw:text-style-name="P2" draw:layer="layout" svg:x1="13.858cm" svg:y1="3.074cm" svg:x2="9.318cm" svg:y2="3.074cm">
          <text:p/>
        </draw:line>
        <draw:path draw:style-name="gr8" draw:text-style-name="P2" draw:layer="layout" svg:width="0.553cm" svg:height="0.374cm" draw:transform="skewX (0.828158730071309) rotate (2.771582852167) translate (9.31788503359595cm 3.47655173346093cm)" svg:viewBox="0 0 554 375" svg:d="m0 0c555 1 554 375 554 375">
          <text:p/>
        </draw:path>
        <draw:path draw:style-name="gr8" draw:text-style-name="P2" draw:layer="layout" svg:width="0.552cm" svg:height="0.373cm" draw:transform="skewX (-0.825889802043717) rotate (-2.76756859488741) translate (14.3729784308671cm 3.27447279393074cm)" svg:viewBox="0 0 553 374" svg:d="m553 0c-553-2-553 374-553 374">
          <text:p/>
        </draw:path>
        <draw:line draw:style-name="gr7" draw:text-style-name="P2" draw:layer="layout" svg:x1="13.858cm" svg:y1="4.224cm" svg:x2="9.318cm" svg:y2="4.224cm">
          <text:p/>
        </draw:line>
        <draw:path draw:style-name="gr8" draw:text-style-name="P2" draw:layer="layout" svg:width="0.552cm" svg:height="0.373cm" draw:transform="skewX (0.825889802043717) rotate (2.76756859488741) translate (9.31787762805211cm 4.62597990067575cm)" svg:viewBox="0 0 553 374" svg:d="m0 0c553-2 553 374 553 374">
          <text:p/>
        </draw:path>
        <draw:path draw:style-name="gr8" draw:text-style-name="P2" draw:layer="layout" svg:width="0.553cm" svg:height="0.374cm" draw:transform="skewX (-0.828158730071309) rotate (-2.771582852167) translate (14.3747020347053cm 4.42560642075339cm)" svg:viewBox="0 0 554 375" svg:d="m554 0c-555 1-554 375-554 375">
          <text:p/>
        </draw:path>
        <draw:line draw:style-name="gr7" draw:text-style-name="P2" draw:layer="layout" svg:x1="13.858cm" svg:y1="5.373cm" svg:x2="9.318cm" svg:y2="5.373cm">
          <text:p/>
        </draw:line>
        <draw:path draw:style-name="gr8" draw:text-style-name="P2" draw:layer="layout" svg:width="0.553cm" svg:height="0.374cm" draw:transform="skewX (0.828158730071309) rotate (2.771582852167) translate (9.31788503359595cm 5.77540230817358cm)" svg:viewBox="0 0 554 375" svg:d="m0 0c555 1 554 375 554 375">
          <text:p/>
        </draw:path>
        <draw:path draw:style-name="gr8" draw:text-style-name="P2" draw:layer="layout" svg:width="0.553cm" svg:height="0.374cm" draw:transform="skewX (-0.828158730071309) rotate (-2.771582852167) translate (14.3747020347053cm 5.57503170810971cm)" svg:viewBox="0 0 554 375" svg:d="m554 0c-555 1-554 375-554 375">
          <text:p/>
        </draw:path>
        <draw:custom-shape draw:style-name="gr9" draw:text-style-name="P2" draw:layer="layout" svg:width="0.575cm" svg:height="0.575cm" svg:x="6.799cm" svg:y="3.715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4cm" svg:y1="4.1cm" svg:x2="13.1cm" svg:y2="4.5cm">
          <text:p/>
        </draw:line>
        <draw:line draw:style-name="gr10" draw:text-style-name="P1" draw:layer="layout" svg:x1="7.4cm" svg:y1="3.967cm" svg:x2="10.8cm" svg:y2="3.567cm">
          <text:p/>
        </draw:line>
        <draw:line draw:style-name="gr10" draw:text-style-name="P1" draw:layer="layout" svg:x1="11.3cm" svg:y1="3.7cm" svg:x2="13.1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8:43:21</meta:creation-date>
    <dc:date>2013-05-12T18:47:51</dc:date>
    <dc:creator>Luke </dc:creator>
    <meta:editing-duration>P0D</meta:editing-duration>
    <meta:editing-cycles>1</meta:editing-cycles>
    <meta:document-statistic meta:object-count="84"/>
    <meta:generator>LibreOffice/3.5$Linux_x86 LibreOffice_project/350m1$Build-2</meta:generator>
  </office:meta>
</office:document-meta>
</file>